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tle 2 important<text:tab/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mportant body that contains specific content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7:39:14.575103611</meta:creation-date>
    <dc:date>2021-06-30T17:48:56.777686856</dc:date>
    <meta:editing-duration>PT2M43S</meta:editing-duration>
    <meta:editing-cycles>2</meta:editing-cycles>
    <meta:generator>LibreOffice/6.4.7.2$Linux_X86_64 LibreOffice_project/40$Build-2</meta:generator>
    <meta:document-statistic meta:object-count="25"/>
  </office:meta>
</office:document-meta>
</file>